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한양중고딕1" svg:font-family="한양중고딕"/>
    <style:font-face style:name="-윤명조150" svg:font-family="-윤명조150" style:font-family-generic="roman" style:font-pitch="variable"/>
    <style:font-face style:name="HCI Poppy" svg:font-family="'HCI Poppy'" style:font-family-generic="roman" style:font-pitch="variable"/>
    <style:font-face style:name="HY헤드라인M" svg:font-family="HY헤드라인M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한양신명조" svg:font-family="한양신명조" style:font-family-generic="roman" style:font-pitch="variable"/>
    <style:font-face style:name="한양중고딕" svg:font-family="한양중고딕" style:font-family-generic="roman" style:font-pitch="variable"/>
    <style:font-face style:name="휴먼고딕" svg:font-family="휴먼고딕" style:font-family-generic="roman" style:font-pitch="variable"/>
    <style:font-face style:name="Arial" svg:font-family="Arial" style:font-family-generic="swiss" style:font-pitch="variable"/>
    <style:font-face style:name="-윤명조1501" svg:font-family="-윤명조150" style:font-family-generic="system" style:font-pitch="variable"/>
    <style:font-face style:name="HY헤드라인M1" svg:font-family="HY헤드라인M" style:font-family-generic="system" style:font-pitch="variable"/>
    <style:font-face style:name="Mangal" svg:font-family="Mangal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한양중고딕2" svg:font-family="한양중고딕" style:font-family-generic="system" style:font-pitch="variable"/>
    <style:font-face style:name="휴먼고딕1" svg:font-family="휴먼고딕" style:font-family-generic="system" style:font-pitch="variable"/>
    <style:font-face style:name="휴먼명조" svg:font-family="휴먼명조" style:font-family-generic="system" style:font-pitch="variable"/>
  </office:font-face-decls>
  <office:automatic-styles>
    <style:style style:name="표1" style:family="table" style:master-page-name="Standard">
      <style:table-properties style:width="6.575in" fo:margin-left="-0.0708in" style:page-number="auto" table:align="left" style:writing-mode="lr-tb"/>
    </style:style>
    <style:style style:name="표1.A" style:family="table-column">
      <style:table-column-properties style:column-width="6.575in"/>
    </style:style>
    <style:style style:name="표1.1" style:family="table-row">
      <style:table-row-properties style:min-row-height="0.4535in" fo:keep-together="auto"/>
    </style:style>
    <style:style style:name="표1.A1" style:family="table-cell">
      <style:table-cell-properties style:vertical-align="middle" fo:background-color="#e0e5fa" style:border-line-width-top="0.0076in 0.0139in 0.0076in" style:border-line-width-bottom="0.0076in 0.0139in 0.0076in" fo:padding-left="0.0708in" fo:padding-right="0.0708in" fo:padding-top="0.0194in" fo:padding-bottom="0.0194in" fo:border-left="none" fo:border-right="none" fo:border-top="0.55pt double #000001" fo:border-bottom="0.55pt double #000001">
        <style:background-image/>
      </style:table-cell-properties>
    </style:style>
    <style:style style:name="표2" style:family="table">
      <style:table-properties style:width="6.3382in" fo:margin-left="-0.0194in" table:align="left" style:writing-mode="lr-tb"/>
    </style:style>
    <style:style style:name="표2.A" style:family="table-column">
      <style:table-column-properties style:column-width="1.0889in"/>
    </style:style>
    <style:style style:name="표2.B" style:family="table-column">
      <style:table-column-properties style:column-width="4.2965in"/>
    </style:style>
    <style:style style:name="표2.C" style:family="table-column">
      <style:table-column-properties style:column-width="0.9528in"/>
    </style:style>
    <style:style style:name="표2.1" style:family="table-row">
      <style:table-row-properties style:min-row-height="0.1201in" fo:keep-together="auto"/>
    </style:style>
    <style:style style:name="표2.A1" style:family="table-cell">
      <style:table-cell-properties style:vertical-align="middle" fo:padding="0.0194in" fo:border-left="none" fo:border-right="0.35pt solid #000001" fo:border-top="none" fo:border-bottom="0.35pt solid #000001"/>
    </style:style>
    <style:style style:name="표2.B1" style:family="table-cell">
      <style:table-cell-properties style:vertical-align="middle" fo:background-color="#d6d6d6" fo:padding="0.0194in" fo:border="0.35pt solid #000001">
        <style:background-image/>
      </style:table-cell-properties>
    </style:style>
    <style:style style:name="표2.C1" style:family="table-cell">
      <style:table-cell-properties style:vertical-align="middle" fo:padding="0.0194in" fo:border-left="0.35pt solid #000001" fo:border-right="none" fo:border-top="none" fo:border-bottom="0.35pt solid #000001"/>
    </style:style>
    <style:style style:name="표2.2" style:family="table-row">
      <style:table-row-properties style:min-row-height="0.1785in" fo:keep-together="auto"/>
    </style:style>
    <style:style style:name="표2.A2" style:family="table-cell">
      <style:table-cell-properties style:vertical-align="middle" fo:padding="0.0194in" fo:border-left="0.35pt solid #000001" fo:border-right="0.35pt solid #000001" fo:border-top="0.35pt solid #000001" fo:border-bottom="none"/>
    </style:style>
    <style:style style:name="표2.C2" style:family="table-cell">
      <style:table-cell-properties style:vertical-align="middle" fo:padding="0.0194in" fo:border-left="0.35pt solid #000001" fo:border-right="0.35pt solid #000001" fo:border-top="0.35pt solid #000001" fo:border-bottom="none"/>
    </style:style>
    <style:style style:name="표2.3" style:family="table-row">
      <style:table-row-properties style:min-row-height="1.7243in" fo:keep-together="auto"/>
    </style:style>
    <style:style style:name="표2.A3" style:family="table-cell">
      <style:table-cell-properties style:vertical-align="middle" fo:padding="0.0194in" fo:border-left="0.35pt solid #000001" fo:border-right="0.35pt solid #000001" fo:border-top="none" fo:border-bottom="0.35pt solid #000001"/>
    </style:style>
    <style:style style:name="표3" style:family="table">
      <style:table-properties style:width="6.3382in" fo:margin-left="-0.0194in" table:align="left" style:writing-mode="lr-tb"/>
    </style:style>
    <style:style style:name="표3.A" style:family="table-column">
      <style:table-column-properties style:column-width="1.0889in"/>
    </style:style>
    <style:style style:name="표3.B" style:family="table-column">
      <style:table-column-properties style:column-width="4.2965in"/>
    </style:style>
    <style:style style:name="표3.C" style:family="table-column">
      <style:table-column-properties style:column-width="0.9528in"/>
    </style:style>
    <style:style style:name="표3.1" style:family="table-row">
      <style:table-row-properties style:min-row-height="0.1201in" fo:keep-together="auto"/>
    </style:style>
    <style:style style:name="표3.A1" style:family="table-cell">
      <style:table-cell-properties style:vertical-align="middle" fo:padding="0.0194in" fo:border-left="none" fo:border-right="0.35pt solid #000001" fo:border-top="none" fo:border-bottom="0.35pt solid #000001"/>
    </style:style>
    <style:style style:name="표3.B1" style:family="table-cell">
      <style:table-cell-properties style:vertical-align="middle" fo:background-color="#d6d6d6" fo:padding="0.0194in" fo:border="0.35pt solid #000001">
        <style:background-image/>
      </style:table-cell-properties>
    </style:style>
    <style:style style:name="표3.C1" style:family="table-cell">
      <style:table-cell-properties style:vertical-align="middle" fo:padding="0.0194in" fo:border-left="0.35pt solid #000001" fo:border-right="none" fo:border-top="none" fo:border-bottom="0.35pt solid #000001"/>
    </style:style>
    <style:style style:name="표3.2" style:family="table-row">
      <style:table-row-properties style:min-row-height="0.1785in" fo:keep-together="auto"/>
    </style:style>
    <style:style style:name="표3.A2" style:family="table-cell">
      <style:table-cell-properties style:vertical-align="middle" fo:padding="0.0194in" fo:border-left="0.35pt solid #000001" fo:border-right="0.35pt solid #000001" fo:border-top="0.35pt solid #000001" fo:border-bottom="none"/>
    </style:style>
    <style:style style:name="표3.C2" style:family="table-cell">
      <style:table-cell-properties style:vertical-align="middle" fo:padding="0.0194in" fo:border-left="0.35pt solid #000001" fo:border-right="0.35pt solid #000001" fo:border-top="0.35pt solid #000001" fo:border-bottom="none"/>
    </style:style>
    <style:style style:name="표3.3" style:family="table-row">
      <style:table-row-properties style:min-row-height="1.7243in" fo:keep-together="auto"/>
    </style:style>
    <style:style style:name="표3.A3" style:family="table-cell">
      <style:table-cell-properties style:vertical-align="middle" fo:padding="0.0194in" fo:border-left="0.35pt solid #000001" fo:border-right="0.35pt solid #000001" fo:border-top="none" fo:border-bottom="0.35pt solid #000001"/>
    </style:style>
    <style:style style:name="표4" style:family="table">
      <style:table-properties style:width="6.3382in" fo:margin-left="-0.0194in" table:align="left" style:writing-mode="lr-tb"/>
    </style:style>
    <style:style style:name="표4.A" style:family="table-column">
      <style:table-column-properties style:column-width="1.0889in"/>
    </style:style>
    <style:style style:name="표4.B" style:family="table-column">
      <style:table-column-properties style:column-width="4.2965in"/>
    </style:style>
    <style:style style:name="표4.C" style:family="table-column">
      <style:table-column-properties style:column-width="0.9528in"/>
    </style:style>
    <style:style style:name="표4.1" style:family="table-row">
      <style:table-row-properties style:min-row-height="0.1201in" fo:keep-together="auto"/>
    </style:style>
    <style:style style:name="표4.A1" style:family="table-cell">
      <style:table-cell-properties style:vertical-align="middle" fo:padding="0.0194in" fo:border-left="none" fo:border-right="0.35pt solid #000001" fo:border-top="none" fo:border-bottom="0.35pt solid #000001"/>
    </style:style>
    <style:style style:name="표4.B1" style:family="table-cell">
      <style:table-cell-properties style:vertical-align="middle" fo:background-color="#d6d6d6" fo:padding="0.0194in" fo:border="0.35pt solid #000001">
        <style:background-image/>
      </style:table-cell-properties>
    </style:style>
    <style:style style:name="표4.C1" style:family="table-cell">
      <style:table-cell-properties style:vertical-align="middle" fo:padding="0.0194in" fo:border-left="0.35pt solid #000001" fo:border-right="none" fo:border-top="none" fo:border-bottom="0.35pt solid #000001"/>
    </style:style>
    <style:style style:name="표4.2" style:family="table-row">
      <style:table-row-properties style:min-row-height="0.1785in" fo:keep-together="auto"/>
    </style:style>
    <style:style style:name="표4.A2" style:family="table-cell">
      <style:table-cell-properties style:vertical-align="middle" fo:padding="0.0194in" fo:border-left="0.35pt solid #000001" fo:border-right="0.35pt solid #000001" fo:border-top="0.35pt solid #000001" fo:border-bottom="none"/>
    </style:style>
    <style:style style:name="표4.C2" style:family="table-cell">
      <style:table-cell-properties style:vertical-align="middle" fo:padding="0.0194in" fo:border-left="0.35pt solid #000001" fo:border-right="0.35pt solid #000001" fo:border-top="0.35pt solid #000001" fo:border-bottom="none"/>
    </style:style>
    <style:style style:name="표4.3" style:family="table-row">
      <style:table-row-properties style:min-row-height="0.9167in" fo:keep-together="auto"/>
    </style:style>
    <style:style style:name="표4.A3" style:family="table-cell">
      <style:table-cell-properties style:vertical-align="middle" fo:padding="0.0194in" fo:border-left="0.35pt solid #000001" fo:border-right="0.35pt solid #000001" fo:border-top="none" fo:border-bottom="0.35pt solid #000001"/>
    </style:style>
    <style:style style:name="표5" style:family="table">
      <style:table-properties style:width="6.3382in" fo:margin-left="-0.0194in" table:align="left" style:writing-mode="lr-tb"/>
    </style:style>
    <style:style style:name="표5.A" style:family="table-column">
      <style:table-column-properties style:column-width="1.0889in"/>
    </style:style>
    <style:style style:name="표5.B" style:family="table-column">
      <style:table-column-properties style:column-width="4.2965in"/>
    </style:style>
    <style:style style:name="표5.C" style:family="table-column">
      <style:table-column-properties style:column-width="0.9528in"/>
    </style:style>
    <style:style style:name="표5.1" style:family="table-row">
      <style:table-row-properties style:min-row-height="0.2313in" fo:keep-together="auto"/>
    </style:style>
    <style:style style:name="표5.A1" style:family="table-cell">
      <style:table-cell-properties style:vertical-align="middle" fo:padding="0.0194in" fo:border-left="none" fo:border-right="0.35pt solid #000001" fo:border-top="none" fo:border-bottom="0.35pt solid #000001"/>
    </style:style>
    <style:style style:name="표5.B1" style:family="table-cell">
      <style:table-cell-properties style:vertical-align="middle" fo:background-color="#d6d6d6" fo:padding="0.0194in" fo:border="0.35pt solid #000001">
        <style:background-image/>
      </style:table-cell-properties>
    </style:style>
    <style:style style:name="표5.C1" style:family="table-cell">
      <style:table-cell-properties style:vertical-align="middle" fo:padding="0.0194in" fo:border-left="0.35pt solid #000001" fo:border-right="none" fo:border-top="none" fo:border-bottom="0.35pt solid #000001"/>
    </style:style>
    <style:style style:name="표5.2" style:family="table-row">
      <style:table-row-properties style:min-row-height="0.2056in" fo:keep-together="auto"/>
    </style:style>
    <style:style style:name="표5.A2" style:family="table-cell">
      <style:table-cell-properties style:vertical-align="middle" fo:padding="0.0194in" fo:border-left="0.35pt solid #000001" fo:border-right="0.35pt solid #000001" fo:border-top="0.35pt solid #000001" fo:border-bottom="none"/>
    </style:style>
    <style:style style:name="표5.C2" style:family="table-cell">
      <style:table-cell-properties style:vertical-align="middle" fo:padding="0.0194in" fo:border-left="0.35pt solid #000001" fo:border-right="0.35pt solid #000001" fo:border-top="0.35pt solid #000001" fo:border-bottom="none"/>
    </style:style>
    <style:style style:name="표5.3" style:family="table-row">
      <style:table-row-properties style:min-row-height="0.8007in" fo:keep-together="auto"/>
    </style:style>
    <style:style style:name="표5.A3" style:family="table-cell">
      <style:table-cell-properties style:vertical-align="middle" fo:padding="0.0194in" fo:border-left="0.35pt solid #000001" fo:border-right="0.35pt solid #000001" fo:border-top="none" fo:border-bottom="0.35pt solid #000001"/>
    </style:style>
    <style:style style:name="P1" style:family="paragraph" style:parent-style-name="바탕글">
      <style:paragraph-properties fo:line-height="130%" fo:text-align="center" style:justify-single-word="false" fo:orphans="0" fo:widows="0"/>
    </style:style>
    <style:style style:name="P2" style:family="paragraph" style:parent-style-name="바탕글">
      <style:paragraph-properties fo:orphans="0" fo:widows="0"/>
    </style:style>
    <style:style style:name="P3" style:family="paragraph" style:parent-style-name="바탕글">
      <style:paragraph-properties fo:text-align="center" style:justify-single-word="false" fo:orphans="0" fo:widows="0"/>
      <style:text-properties style:font-name="맑은 고딕" fo:font-size="13pt" fo:font-weight="bold" style:font-name-asian="맑은 고딕1" style:font-size-asian="13pt" style:font-weight-asian="bold"/>
    </style:style>
    <style:style style:name="P4" style:family="paragraph" style:parent-style-name="바탕글">
      <style:paragraph-properties fo:margin-left="0.3555in" fo:margin-right="0in" fo:text-align="start" style:justify-single-word="false" fo:orphans="0" fo:widows="0" fo:text-indent="-0.3555in" style:auto-text-indent="false"/>
    </style:style>
    <style:style style:name="P5" style:family="paragraph" style:parent-style-name="바탕글">
      <style:paragraph-properties fo:margin-left="0.3898in" fo:margin-right="0in" fo:orphans="0" fo:widows="0" fo:text-indent="-0.3898in" style:auto-text-indent="false"/>
    </style:style>
    <style:style style:name="P6" style:family="paragraph" style:parent-style-name="바탕글">
      <style:paragraph-properties fo:margin-left="0.3898in" fo:margin-right="0in" fo:text-align="center" style:justify-single-word="false" fo:orphans="0" fo:widows="0" fo:text-indent="-0.3898in" style:auto-text-indent="false"/>
    </style:style>
    <style:style style:name="P7" style:family="paragraph" style:parent-style-name="바탕글">
      <style:paragraph-properties fo:margin-left="0.3898in" fo:margin-right="0in" fo:text-align="end" style:justify-single-word="false" fo:orphans="0" fo:widows="0" fo:text-indent="-0.3898in" style:auto-text-indent="false"/>
      <style:text-properties style:font-name="한양중고딕" fo:font-size="15pt" style:font-name-asian="한양중고딕2" style:font-size-asian="15pt"/>
    </style:style>
    <style:style style:name="P8" style:family="paragraph" style:parent-style-name="바탕글">
      <style:paragraph-properties fo:margin-left="0.3898in" fo:margin-right="0in" fo:text-align="end" style:justify-single-word="false" fo:orphans="0" fo:widows="0" fo:text-indent="-0.3898in" style:auto-text-indent="false"/>
      <style:text-properties style:font-name="한양중고딕" fo:font-size="15pt" style:font-size-asian="15pt"/>
    </style:style>
    <style:style style:name="P9" style:family="paragraph" style:parent-style-name="바탕글">
      <style:paragraph-properties fo:margin-left="0.3898in" fo:margin-right="0in" fo:text-align="center" style:justify-single-word="false" fo:orphans="0" fo:widows="0" fo:text-indent="-0.3898in" style:auto-text-indent="false"/>
      <style:text-properties style:font-name="HY헤드라인M" fo:font-size="15pt" style:font-size-asian="15pt"/>
    </style:style>
    <style:style style:name="P10" style:family="paragraph" style:parent-style-name="바탕글">
      <style:paragraph-properties fo:margin-left="0.0138in" fo:margin-right="0in" fo:text-align="center" style:justify-single-word="false" fo:orphans="0" fo:widows="0" fo:text-indent="-0.0138in" style:auto-text-indent="false"/>
      <style:text-properties style:font-name="HY헤드라인M" fo:font-size="19pt" style:font-name-asian="HY헤드라인M1" style:font-size-asian="19pt"/>
    </style:style>
    <style:style style:name="P11" style:family="paragraph" style:parent-style-name="바탕글">
      <style:paragraph-properties fo:margin-left="0.3634in" fo:margin-right="0.0693in" fo:line-height="145%" fo:orphans="0" fo:widows="0" fo:text-indent="-0.2937in" style:auto-text-indent="false"/>
      <style:text-properties style:font-name="한양중고딕" fo:font-size="13pt" fo:letter-spacing="-0.0028in" fo:font-weight="bold" style:font-name-asian="한양중고딕2" style:font-size-asian="13pt" style:font-weight-asian="bold"/>
    </style:style>
    <style:style style:name="P12" style:family="paragraph" style:parent-style-name="바탕글">
      <style:paragraph-properties fo:margin-left="0in" fo:margin-right="0in" fo:orphans="0" fo:widows="0" fo:text-indent="0in" style:auto-text-indent="false"/>
    </style:style>
    <style:style style:name="P13" style:family="paragraph" style:parent-style-name="바탕글">
      <style:paragraph-properties fo:margin-left="0.2866in" fo:margin-right="0.0693in" fo:line-height="145%" fo:orphans="0" fo:widows="0" fo:text-indent="-0.2098in" style:auto-text-indent="false"/>
      <style:text-properties style:font-name="한양중고딕" fo:font-size="13pt" fo:letter-spacing="-0.0028in" fo:font-weight="bold" style:font-name-asian="한양중고딕2" style:font-size-asian="13pt" style:font-weight-asian="bold"/>
    </style:style>
    <style:style style:name="P14" style:family="paragraph" style:parent-style-name="바탕글" style:list-style-name="L1">
      <style:paragraph-properties fo:margin-left="0.0693in" fo:margin-right="0.0693in" fo:line-height="145%" fo:orphans="0" fo:widows="0" fo:text-indent="0in" style:auto-text-indent="false"/>
      <style:text-properties style:font-name="한양중고딕" fo:font-size="13pt" fo:letter-spacing="-0.0028in" fo:font-weight="bold" style:font-name-asian="한양중고딕2" style:font-size-asian="13pt" style:font-weight-asian="bold"/>
    </style:style>
    <style:style style:name="P15" style:family="paragraph" style:parent-style-name="바탕글">
      <style:paragraph-properties fo:margin-left="0.3898in" fo:margin-right="0in" fo:orphans="0" fo:widows="0" fo:text-indent="-0.3898in" style:auto-text-indent="false"/>
    </style:style>
    <style:style style:name="P16" style:family="paragraph" style:parent-style-name="바탕글">
      <style:paragraph-properties fo:margin-left="0.3898in" fo:margin-right="0in" fo:orphans="0" fo:widows="0" fo:text-indent="-0.3898in" style:auto-text-indent="false"/>
      <style:text-properties style:font-name="HCI Poppy" fo:font-size="15pt" style:font-name-asian="휴먼명조" style:font-size-asian="15pt"/>
    </style:style>
    <style:style style:name="P17" style:family="paragraph" style:parent-style-name="바탕글">
      <style:paragraph-properties fo:margin-left="0.3898in" fo:margin-right="0in" fo:text-align="end" style:justify-single-word="false" fo:orphans="0" fo:widows="0" fo:text-indent="-0.3898in" style:auto-text-indent="false"/>
      <style:text-properties style:font-name="한양중고딕" fo:font-size="15pt" style:font-size-asian="15pt"/>
    </style:style>
    <style:style style:name="P18" style:family="paragraph" style:parent-style-name="바탕글">
      <style:paragraph-properties fo:margin-left="0.3898in" fo:margin-right="0in" fo:text-align="end" style:justify-single-word="false" fo:orphans="0" fo:widows="0" fo:text-indent="-0.3898in" style:auto-text-indent="false"/>
      <style:text-properties style:font-name="한양중고딕" fo:font-size="15pt" style:font-name-asian="한양중고딕2" style:font-size-asian="15pt"/>
    </style:style>
    <style:style style:name="P19" style:family="paragraph" style:parent-style-name="바탕글">
      <style:paragraph-properties fo:margin-left="0.3898in" fo:margin-right="0in" fo:text-align="center" style:justify-single-word="false" fo:orphans="0" fo:widows="0" fo:text-indent="-0.3898in" style:auto-text-indent="false"/>
      <style:text-properties style:font-name="한양중고딕" fo:font-size="15pt" style:font-name-asian="한양중고딕2" style:font-size-asian="15pt"/>
    </style:style>
    <style:style style:name="P20" style:family="paragraph" style:parent-style-name="바탕글">
      <style:paragraph-properties fo:margin-left="0.3898in" fo:margin-right="0in" fo:text-align="center" style:justify-single-word="false" fo:orphans="0" fo:widows="0" fo:text-indent="-0.3898in" style:auto-text-indent="false"/>
      <style:text-properties style:font-name="한양중고딕1" fo:font-size="15pt" style:font-size-asian="15pt" style:font-size-complex="15pt"/>
    </style:style>
    <style:style style:name="P21" style:family="paragraph" style:parent-style-name="바탕글">
      <style:paragraph-properties fo:margin-left="0.2866in" fo:margin-right="0.0693in" fo:line-height="145%" fo:orphans="0" fo:widows="0" fo:text-indent="-0.2098in" style:auto-text-indent="false"/>
      <style:text-properties style:font-name="한양중고딕" fo:font-size="14pt" fo:letter-spacing="-0.0028in" fo:font-weight="bold" style:font-name-asian="한양중고딕2" style:font-size-asian="14pt" style:font-weight-asian="bold" style:font-size-complex="14pt"/>
    </style:style>
    <style:style style:name="P22" style:family="paragraph" style:parent-style-name="바탕글">
      <style:paragraph-properties fo:margin-left="0.3555in" fo:margin-right="0in" fo:text-align="start" style:justify-single-word="false" fo:orphans="0" fo:widows="0" fo:text-indent="-0.3555in" style:auto-text-indent="false"/>
    </style:style>
    <style:style style:name="T1" style:family="text">
      <style:text-properties style:font-name="HY헤드라인M" fo:font-size="15pt" style:font-size-asian="15pt"/>
    </style:style>
    <style:style style:name="T2" style:family="text">
      <style:text-properties style:font-name="HY헤드라인M" fo:font-size="15pt" style:font-name-asian="HY헤드라인M1" style:font-size-asian="15pt"/>
    </style:style>
    <style:style style:name="T3" style:family="text">
      <style:text-properties style:font-name="HCI Poppy" fo:font-size="15pt" style:font-size-asian="15pt"/>
    </style:style>
    <style:style style:name="T4" style:family="text">
      <style:text-properties style:font-name="HCI Poppy" fo:font-size="15pt" style:font-name-asian="휴먼명조" style:font-size-asian="15pt"/>
    </style:style>
    <style:style style:name="T5" style:family="text">
      <style:text-properties style:font-name="한양신명조"/>
    </style:style>
    <style:style style:name="T6" style:family="text">
      <style:text-properties style:font-name="한양신명조" fo:font-size="15pt" style:font-size-asian="15pt"/>
    </style:style>
    <style:style style:name="T7" style:family="text">
      <style:text-properties style:font-name="한양신명조" fo:font-size="15pt" style:font-name-asian="휴먼명조" style:font-size-asian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10">Main title</text:p>
          </table:table-cell>
        </table:table-row>
      </table:table>
      <text:p text:style-name="P1"/>
      <text:p text:style-name="P2"/>
      <text:p text:style-name="P4"><text:span text:style-name="T1">□</text:span><text:span text:style-name="T2"> basic info</text:span></text:p>
      <text:p text:style-name="P12"><text:span text:style-name="T4"/></text:p>
      <text:p text:style-name="P5"><text:span text:style-name="T4"><text:s/></text:span><text:span text:style-name="T7">ㅇ</text:span><text:span text:style-name="T4"> name bullet</text:span></text:p>
      <text:p text:style-name="P5"><text:span text:style-name="T3"><text:s/></text:span><text:span text:style-name="T6">ㅇ</text:span><text:span text:style-name="T4"> project bullet</text:span></text:p>
      <text:p text:style-name="P16">project info</text:p>
      <text:p text:style-name="P5"/>
      <table:table table:name="표2" table:style-name="표2">
        <table:table-column table:style-name="표2.A"/>
        <table:table-column table:style-name="표2.B"/>
        <table:table-column table:style-name="표2.C"/>
        <table:table-row table:style-name="표2.1">
          <table:table-cell table:style-name="표2.A1" office:value-type="string">
            <text:p text:style-name="P2"/>
          </table:table-cell>
          <table:table-cell table:style-name="표2.B1" table:number-rows-spanned="2" office:value-type="string">
            <text:p text:style-name="P3">Project abstraction table title</text:p>
          </table:table-cell>
          <table:table-cell table:style-name="표2.C1" office:value-type="string">
            <text:p text:style-name="P2"/>
          </table:table-cell>
        </table:table-row>
        <table:table-row table:style-name="표2.2">
          <table:table-cell table:style-name="표2.A2" office:value-type="string">
            <text:p text:style-name="P2"/>
          </table:table-cell>
          <table:covered-table-cell/>
          <table:table-cell table:style-name="표2.C2" office:value-type="string">
            <text:p text:style-name="P2"/>
          </table:table-cell>
        </table:table-row>
        <table:table-row table:style-name="표2.3">
          <table:table-cell table:style-name="표2.A3" table:number-columns-spanned="3" office:value-type="string">
            <text:p text:style-name="P21"/>
            <text:p text:style-name="P21">Project abstraction contents</text:p>
            <text:p text:style-name="P13"/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4"><text:span text:style-name="T1">□</text:span><text:span text:style-name="T2"> past goal bullet</text:span></text:p>
      <table:table table:name="표3" table:style-name="표3">
        <table:table-column table:style-name="표3.A"/>
        <table:table-column table:style-name="표3.B"/>
        <table:table-column table:style-name="표3.C"/>
        <table:table-row table:style-name="표3.1">
          <table:table-cell table:style-name="표3.A1" office:value-type="string">
            <text:p text:style-name="P2"/>
          </table:table-cell>
          <table:table-cell table:style-name="표3.B1" table:number-rows-spanned="2" office:value-type="string">
            <text:p text:style-name="P3">Past goal table title</text:p>
          </table:table-cell>
          <table:table-cell table:style-name="표3.C1" office:value-type="string">
            <text:p text:style-name="P2"/>
          </table:table-cell>
        </table:table-row>
        <table:table-row table:style-name="표3.2">
          <table:table-cell table:style-name="표3.A2" office:value-type="string">
            <text:p text:style-name="P2"/>
          </table:table-cell>
          <table:covered-table-cell/>
          <table:table-cell table:style-name="표3.C2" office:value-type="string">
            <text:p text:style-name="P2"/>
          </table:table-cell>
        </table:table-row>
        <table:table-row table:style-name="표3.3">
          <table:table-cell table:style-name="표3.A3" table:number-columns-spanned="3" office:value-type="string">
            <text:p text:style-name="P11"/>
            <text:p text:style-name="P11">past goal contents</text:p>
            <text:p text:style-name="P11"/>
          </table:table-cell>
          <table:covered-table-cell/>
          <table:covered-table-cell/>
        </table:table-row>
      </table:table>
      <text:p text:style-name="P6"/>
      <text:p text:style-name="P5"><text:soft-page-break/></text:p>
      <text:p text:style-name="P4"><text:span text:style-name="T1">□</text:span><text:span text:style-name="T2"> did_bullet</text:span></text:p>
      <table:table table:name="표4" table:style-name="표4">
        <table:table-column table:style-name="표4.A"/>
        <table:table-column table:style-name="표4.B"/>
        <table:table-column table:style-name="표4.C"/>
        <table:table-row table:style-name="표4.1">
          <table:table-cell table:style-name="표4.A1" office:value-type="string">
            <text:p text:style-name="P2"/>
          </table:table-cell>
          <table:table-cell table:style-name="표4.B1" table:number-rows-spanned="2" office:value-type="string">
            <text:p text:style-name="P3">did_table_title</text:p>
          </table:table-cell>
          <table:table-cell table:style-name="표4.C1" office:value-type="string">
            <text:p text:style-name="P2"/>
          </table:table-cell>
        </table:table-row>
        <table:table-row table:style-name="표4.2">
          <table:table-cell table:style-name="표4.A2" office:value-type="string">
            <text:p text:style-name="P2"/>
          </table:table-cell>
          <table:covered-table-cell/>
          <table:table-cell table:style-name="표4.C2" office:value-type="string">
            <text:p text:style-name="P2"/>
          </table:table-cell>
        </table:table-row>
        <table:table-row table:style-name="표4.3">
          <table:table-cell table:style-name="표4.A3" table:number-columns-spanned="3" office:value-type="string">
            <text:list xml:id="list15800485412" text:style-name="L1">
              <text:list-header>
                <text:p text:style-name="P14">Did contents</text:p>
              </text:list-header>
            </text:list>
          </table:table-cell>
          <table:covered-table-cell/>
          <table:covered-table-cell/>
        </table:table-row>
      </table:table>
      <text:p text:style-name="P9"/>
      <text:p text:style-name="P4"><text:span text:style-name="T1">□</text:span><text:span text:style-name="T2"> next plan</text:span></text:p>
      <text:p text:style-name="P4"/>
      <table:table table:name="표5" table:style-name="표5">
        <table:table-column table:style-name="표5.A"/>
        <table:table-column table:style-name="표5.B"/>
        <table:table-column table:style-name="표5.C"/>
        <table:table-row table:style-name="표5.1">
          <table:table-cell table:style-name="표5.A1" office:value-type="string">
            <text:p text:style-name="P2"/>
          </table:table-cell>
          <table:table-cell table:style-name="표5.B1" table:number-rows-spanned="2" office:value-type="string">
            <text:p text:style-name="P3">Next plan table title</text:p>
          </table:table-cell>
          <table:table-cell table:style-name="표5.C1" office:value-type="string">
            <text:p text:style-name="P2"/>
          </table:table-cell>
        </table:table-row>
        <table:table-row table:style-name="표5.2">
          <table:table-cell table:style-name="표5.A2" office:value-type="string">
            <text:p text:style-name="P2"/>
          </table:table-cell>
          <table:covered-table-cell/>
          <table:table-cell table:style-name="표5.C2" office:value-type="string">
            <text:p text:style-name="P2"/>
          </table:table-cell>
        </table:table-row>
        <table:table-row table:style-name="표5.3">
          <table:table-cell table:style-name="표5.A3" table:number-columns-spanned="3" office:value-type="string">
            <text:p text:style-name="P11">Next plan contents</text:p>
          </table:table-cell>
          <table:covered-table-cell/>
          <table:covered-table-cell/>
        </table:table-row>
      </table:table>
      <text:p text:style-name="P6"/>
      <text:p text:style-name="P19"/>
      <text:p text:style-name="P7">Submit date</text:p>
      <text:p text:style-name="P7">Submit peo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한양중고딕1" svg:font-family="한양중고딕"/>
    <style:font-face style:name="-윤명조150" svg:font-family="-윤명조150" style:font-family-generic="roman" style:font-pitch="variable"/>
    <style:font-face style:name="HCI Poppy" svg:font-family="'HCI Poppy'" style:font-family-generic="roman" style:font-pitch="variable"/>
    <style:font-face style:name="HY헤드라인M" svg:font-family="HY헤드라인M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한양신명조" svg:font-family="한양신명조" style:font-family-generic="roman" style:font-pitch="variable"/>
    <style:font-face style:name="한양중고딕" svg:font-family="한양중고딕" style:font-family-generic="roman" style:font-pitch="variable"/>
    <style:font-face style:name="휴먼고딕" svg:font-family="휴먼고딕" style:font-family-generic="roman" style:font-pitch="variable"/>
    <style:font-face style:name="Arial" svg:font-family="Arial" style:font-family-generic="swiss" style:font-pitch="variable"/>
    <style:font-face style:name="-윤명조1501" svg:font-family="-윤명조150" style:font-family-generic="system" style:font-pitch="variable"/>
    <style:font-face style:name="HY헤드라인M1" svg:font-family="HY헤드라인M" style:font-family-generic="system" style:font-pitch="variable"/>
    <style:font-face style:name="Mangal" svg:font-family="Mangal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한양중고딕2" svg:font-family="한양중고딕" style:font-family-generic="system" style:font-pitch="variable"/>
    <style:font-face style:name="휴먼고딕1" svg:font-family="휴먼고딕" style:font-family-generic="system" style:font-pitch="variable"/>
    <style:font-face style:name="휴먼명조" svg:font-family="휴먼명조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바탕글" style:family="paragraph" style:default-outline-level="">
      <style:paragraph-properties fo:margin="100%" fo:margin-left="0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본문" style:family="paragraph" style:default-outline-level="">
      <style:paragraph-properties fo:margin="100%" fo:margin-left="0.2083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개요_20_1" style:display-name="개요 1" style:family="paragraph" style:default-outline-level="1">
      <style:paragraph-properties fo:margin="100%" fo:margin-left="0.139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개요_20_2" style:display-name="개요 2" style:family="paragraph" style:default-outline-level="2">
      <style:paragraph-properties fo:margin="100%" fo:margin-left="0.278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개요_20_3" style:display-name="개요 3" style:family="paragraph" style:default-outline-level="3">
      <style:paragraph-properties fo:margin="100%" fo:margin-left="0.4165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개요_20_4" style:display-name="개요 4" style:family="paragraph" style:default-outline-level="4">
      <style:paragraph-properties fo:margin="100%" fo:margin-left="0.5555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개요_20_5" style:display-name="개요 5" style:family="paragraph" style:default-outline-level="5">
      <style:paragraph-properties fo:margin="100%" fo:margin-left="0.6945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개요_20_6" style:display-name="개요 6" style:family="paragraph" style:default-outline-level="6">
      <style:paragraph-properties fo:margin="100%" fo:margin-left="0.8335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개요_20_7" style:display-name="개요 7" style:family="paragraph" style:default-outline-level="7">
      <style:paragraph-properties fo:margin="100%" fo:margin-left="0.972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0pt" style:font-name-asian="바탕1" style:font-size-asian="10pt"/>
    </style:style>
    <style:style style:name="쪽_20_번호" style:display-name="쪽 번호" style:family="paragraph" style:default-outline-level="">
      <style:paragraph-properties fo:margin="100%" fo:margin-left="0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굴림" fo:font-size="10pt" style:font-name-asian="굴림1" style:font-size-asian="10pt"/>
    </style:style>
    <style:style style:name="머리말" style:family="paragraph" style:default-outline-level="">
      <style:paragraph-properties fo:margin="100%" fo:margin-left="0in" fo:margin-right="0in" fo:margin-top="0in" fo:margin-bottom="0in" fo:line-height="150%" fo:text-align="justify" style:justify-single-word="false" fo:orphans="0" fo:widows="0" fo:text-indent="0in" style:auto-text-indent="false" fo:padding="0in" fo:border="none" style:writing-mode="lr-tb"/>
      <style:text-properties fo:color="#000000" style:font-name="굴림" fo:font-size="9pt" style:font-name-asian="굴림1" style:font-size-asian="9pt"/>
    </style:style>
    <style:style style:name="Footnote" style:family="paragraph" style:parent-style-name="Standard" style:default-outline-level="" style:class="extra">
      <style:paragraph-properties fo:margin="100%" fo:margin-left="0.1819in" fo:margin-right="0in" fo:margin-top="0in" fo:margin-bottom="0in" fo:line-height="130%" fo:text-align="justify" style:justify-single-word="false" fo:orphans="0" fo:widows="0" fo:text-indent="-0.1819in" style:auto-text-indent="false" fo:padding="0in" fo:border="none" text:number-lines="false" text:line-number="0" style:writing-mode="lr-tb"/>
      <style:text-properties fo:color="#000000" style:font-name="바탕" fo:font-size="9pt" fo:letter-spacing="-0.0028in" style:font-name-asian="바탕1" style:font-size-asian="9pt" style:font-size-complex="10pt" style:text-scale="95%"/>
    </style:style>
    <style:style style:name="Endnote" style:family="paragraph" style:parent-style-name="Standard" style:default-outline-level="" style:class="extra">
      <style:paragraph-properties fo:margin="100%" fo:margin-left="0.1819in" fo:margin-right="0in" fo:margin-top="0in" fo:margin-bottom="0in" fo:line-height="130%" fo:text-align="justify" style:justify-single-word="false" fo:orphans="0" fo:widows="0" fo:text-indent="-0.1819in" style:auto-text-indent="false" fo:padding="0in" fo:border="none" text:number-lines="false" text:line-number="0" style:writing-mode="lr-tb"/>
      <style:text-properties fo:color="#000000" style:font-name="바탕" fo:font-size="9pt" fo:letter-spacing="-0.0028in" style:font-name-asian="바탕1" style:font-size-asian="9pt" style:font-size-complex="10pt" style:text-scale="95%"/>
    </style:style>
    <style:style style:name="메모" style:family="paragraph" style:default-outline-level="">
      <style:paragraph-properties fo:margin="100%" fo:margin-left="0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굴림" fo:font-size="9pt" fo:letter-spacing="-0.0028in" style:font-name-asian="굴림1" style:font-size-asian="9pt" style:text-scale="95%"/>
    </style:style>
    <style:style style:name="MS바탕글" style:family="paragraph" style:default-outline-level="">
      <style:paragraph-properties fo:margin="100%" fo:margin-left="0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맑은 고딕" fo:font-size="10pt" style:font-name-asian="맑은 고딕1" style:font-size-asian="10pt"/>
    </style:style>
    <style:style style:name="_2605__20_1." style:display-name="★ 1." style:family="paragraph" style:default-outline-level="">
      <style:paragraph-properties fo:margin="100%" fo:margin-left="0in" fo:margin-right="0in" fo:margin-top="0in" fo:margin-bottom="0in" fo:line-height="160%" fo:text-align="start" style:justify-single-word="false" fo:orphans="0" fo:widows="0" fo:text-indent="0in" style:auto-text-indent="false" fo:padding="0in" fo:border="none" style:writing-mode="lr-tb"/>
      <style:text-properties fo:color="#000000" style:font-name="-윤명조150" fo:font-size="16pt" fo:letter-spacing="-0.0055in" style:font-name-asian="-윤명조1501" style:font-size-asian="16pt" style:text-scale="97%"/>
    </style:style>
    <style:style style:name="세부과제명" style:family="paragraph" style:default-outline-level="">
      <style:paragraph-properties fo:margin="100%" fo:margin-left="0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HY헤드라인M" fo:font-size="18pt" fo:letter-spacing="-0.0075in" fo:text-shadow="1pt 1pt" style:font-name-asian="HY헤드라인M1" style:font-size-asian="18pt"/>
    </style:style>
    <style:style style:name="로마자" style:family="paragraph" style:default-outline-level="">
      <style:paragraph-properties fo:margin="100%" fo:margin-left="0in" fo:margin-right="0in" fo:margin-top="0in" fo:margin-bottom="0in" fo:line-height="160%" fo:text-align="justify" style:justify-single-word="false" fo:orphans="0" fo:widows="0" fo:text-indent="0in" style:auto-text-indent="false" fo:padding="0in" fo:border="none" style:writing-mode="lr-tb"/>
      <style:text-properties fo:color="#000000" style:font-name="HY헤드라인M" fo:font-size="18pt" style:font-name-asian="HY헤드라인M1" style:font-size-asian="18pt"/>
    </style:style>
    <style:style style:name="표_20_본문" style:display-name="표 본문" style:family="paragraph" style:default-outline-level="">
      <style:paragraph-properties fo:margin="100%" fo:margin-left="0in" fo:margin-right="0in" fo:margin-top="0in" fo:margin-bottom="0in" fo:line-height="160%" fo:text-align="center" style:justify-single-word="false" fo:orphans="0" fo:widows="0" fo:text-indent="0in" style:auto-text-indent="false" fo:padding="0in" fo:border="none" style:writing-mode="lr-tb"/>
      <style:text-properties fo:color="#000000" style:font-name="휴먼고딕" fo:font-size="11pt" style:font-name-asian="휴먼고딕1" style:font-size-asian="11pt"/>
    </style:style>
    <style:style style:name="표_20_제목" style:display-name="표 제목" style:family="paragraph" style:default-outline-level="">
      <style:paragraph-properties fo:margin="100%" fo:margin-left="0in" fo:margin-right="0in" fo:margin-top="0in" fo:margin-bottom="0in" fo:line-height="160%" fo:text-align="center" style:justify-single-word="false" fo:orphans="0" fo:widows="0" fo:text-indent="0in" style:auto-text-indent="false" fo:padding="0in" fo:border="none" style:writing-mode="lr-tb"/>
      <style:text-properties fo:color="#000000" style:font-name="휴먼고딕" fo:font-size="12pt" style:font-name-asian="휴먼고딕1" style:font-size-asian="12pt"/>
    </style:style>
    <style:style style:name="바탕글_20_사본1" style:display-name="바탕글 사본1" style:family="paragraph" style:default-outline-level="">
      <style:paragraph-properties fo:margin="100%" fo:margin-left="0in" fo:margin-right="0in" fo:margin-top="0in" fo:margin-bottom="0in" fo:line-height="180%" fo:text-align="justify" style:justify-single-word="false" fo:orphans="0" fo:widows="0" fo:text-indent="0in" style:auto-text-indent="false" fo:padding="0in" fo:border="none" style:writing-mode="lr-tb"/>
      <style:text-properties fo:color="#000000" style:font-name="바탕" fo:font-size="12pt" style:font-name-asian="바탕1" style:font-size-asian="12pt"/>
    </style:style>
    <style:style style:name="xl67" style:family="paragraph" style:default-outline-level="">
      <style:paragraph-properties fo:margin="100%" fo:margin-left="0in" fo:margin-right="0in" fo:margin-top="0in" fo:margin-bottom="0in" fo:line-height="160%" fo:text-align="center" style:justify-single-word="false" fo:orphans="0" fo:widows="0" fo:text-indent="0in" style:auto-text-indent="false" fo:padding="0in" fo:border="none" style:writing-mode="lr-tb"/>
      <style:text-properties fo:color="#000000" style:font-name="굴림" fo:font-size="11pt" style:font-name-asian="굴림1" style:font-size-asian="11pt"/>
    </style:style>
    <style:style style:name="xl65" style:family="paragraph" style:default-outline-level="">
      <style:paragraph-properties fo:margin="100%" fo:margin-left="0in" fo:margin-right="0in" fo:margin-top="0in" fo:margin-bottom="0in" fo:line-height="160%" fo:text-align="center" style:justify-single-word="false" fo:orphans="0" fo:widows="0" fo:text-indent="0in" style:auto-text-indent="false" fo:padding="0in" fo:border="none" style:writing-mode="lr-tb"/>
      <style:text-properties fo:color="#000000" style:font-name="굴림" fo:font-size="11pt" style:font-name-asian="굴림1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margin-left="0.139in"/>
        </style:list-level-properties>
      </text:outline-level-style>
      <text:outline-level-style text:level="2" style:num-suffix="." style:num-format="가, 나, 다, ...">
        <style:list-level-properties text:list-level-position-and-space-mode="label-alignment">
          <style:list-level-label-alignment text:label-followed-by="listtab" fo:margin-left="0.278in"/>
        </style:list-level-properties>
      </text:outline-level-style>
      <text:outline-level-style text:level="3" style:num-suffix=")" style:num-format="1" text:display-levels="2">
        <style:list-level-properties text:list-level-position-and-space-mode="label-alignment">
          <style:list-level-label-alignment text:label-followed-by="listtab" fo:margin-left="0.4165in"/>
        </style:list-level-properties>
      </text:outline-level-style>
      <text:outline-level-style text:level="4" style:num-suffix=")" style:num-format="가, 나, 다, ..." text:display-levels="3">
        <style:list-level-properties text:list-level-position-and-space-mode="label-alignment">
          <style:list-level-label-alignment text:label-followed-by="listtab" fo:margin-left="0.5555in"/>
        </style:list-level-properties>
      </text:outline-level-style>
      <text:outline-level-style text:level="5" style:num-prefix="(" style:num-suffix=")" style:num-format="1" text:display-levels="4">
        <style:list-level-properties text:list-level-position-and-space-mode="label-alignment">
          <style:list-level-label-alignment text:label-followed-by="listtab" fo:margin-left="0.6945in"/>
        </style:list-level-properties>
      </text:outline-level-style>
      <text:outline-level-style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 fo:margin-left="0.8335in"/>
        </style:list-level-properties>
      </text:outline-level-style>
      <text:outline-level-style text:level="7" style:num-format="1" text:display-levels="6">
        <style:list-level-properties text:list-level-position-and-space-mode="label-alignment">
          <style:list-level-label-alignment text:label-followed-by="listtab" fo:margin-left="0.972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0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139in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 fo:margin-left="0.278in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margin-left="0.4165in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 fo:margin-left="0.5555in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 fo:margin-left="0.6945in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 fo:margin-left="0.833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margin-left="0.97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5201" style:layout-grid-base-height="0.139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pa</meta:initial-creator>
    <meta:creation-date>2013-03-07T05:08:28.100</meta:creation-date>
    <dc:date>2014-03-27T01:05:39</dc:date>
    <meta:generator>LibreOffice/3.5$Linux_X86_64 LibreOffice_project/350m1$Build-2</meta:generator>
    <meta:editing-duration>PT49M46S</meta:editing-duration>
    <meta:editing-cycles>28</meta:editing-cycles>
    <meta:printed-by>SeongJae Park</meta:printed-by>
    <meta:print-date>2014-03-11T12:56:14</meta:print-date>
    <dc:creator>SeongJae Park</dc:creator>
    <meta:document-statistic meta:table-count="5" meta:image-count="0" meta:object-count="0" meta:page-count="2" meta:paragraph-count="18" meta:word-count="50" meta:character-count="294" meta:non-whitespace-character-count="260"/>
    <meta:user-defined meta:name="AppVersion">8.5</meta:user-defined>
  </office:meta>
</office:document-meta>
</file>